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b754f" officeooo:paragraph-rsid="000b754f" style:font-weight-asian="bold" style:font-weight-complex="bold"/>
    </style:style>
    <style:style style:name="P3" style:family="paragraph" style:parent-style-name="Standard">
      <style:text-properties fo:font-weight="bold" officeooo:rsid="000b754f" officeooo:paragraph-rsid="000d6bfb" style:font-weight-asian="bold" style:font-weight-complex="bold"/>
    </style:style>
    <style:style style:name="P4" style:family="paragraph" style:parent-style-name="Standard">
      <style:text-properties fo:font-weight="normal" officeooo:rsid="00098e69" officeooo:paragraph-rsid="00098e69"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d6bfb" style:font-weight-asian="normal" style:font-weight-complex="normal"/>
    </style:style>
    <style:style style:name="T4" style:family="text">
      <style:text-properties officeooo:rsid="000d6bf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Functional Requirements</text:p>
      <text:p text:style-name="P1"/>
      <text:p text:style-name="P4"><text:span text:style-name="T1">Play Game:</text:span> The user can enter the play mode of the game. Once the Play button is pressed the user will be directed to the next screen where he will see three boxes occupying the screen corresponding to three types of games being: the games that have maps 6x6, 8x8 and 10x10. The user can select any of these boxes to make the choice of the game mode that he will be playing next. <text:s text:c="2"/>Once a mode is selected the user will have a list of maps whose configuration he can try to solve with a timer or in pure unlimited time. All the games in this list will be one of the three types of difficulties easy, medium or hard. The user will have to face restrictions here since he cannot access the medium nor the hard levels without fist completing the easy ones. </text:p>
      <text:p text:style-name="P4">Main purpose will be to solve the puzzles so that the user unlocks more of them and gets higher stars.</text:p>
      <text:p text:style-name="P2">Dashboard: <text:span text:style-name="T2">The user can access his visual records formed based on his gaming patterns. He should <text:s/>be able to use this to change skins of his car and get informed about different statistics of his gameplay. For example he can see How many stars he collected, how many percent he completed overall etc</text:span></text:p>
      <text:p text:style-name="P2">Settings: <text:span text:style-name="T2">The user can manipulate several features of the game. He can toogle between timer on and off meaning that the game played is going to be either in a timed mode or with no time restrictions. He should be able to change the themes of the application as a whole, and he should be able to adjust to the volume of the sound system according to his wishes.</text:span></text:p>
      <text:p text:style-name="P2">Contact Developers: <text:span text:style-name="T2">The users </text:span><text:span text:style-name="T3">are</text:span><text:span text:style-name="T2"> going to be able to contact the developers of the game being the Royal Flush group. In this part the user should also be able to see credits information, </text:span><text:span text:style-name="T3">or in other words, who took part in the project and what is the controbution to the project as a whole.</text:span></text:p>
      <text:p text:style-name="P3"><text:span text:style-name="T4">How-to play</text:span><text:span text:style-name="T3">: The user is going to be able to see some tutorial which will either be in the video format, sliding pictures or a pure map with a preset configuration which just shows its moves to the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02:02:10.820746331</meta:creation-date>
    <dc:date>2018-10-14T02:30:14.356275652</dc:date>
    <meta:editing-duration>PT4M42S</meta:editing-duration>
    <meta:editing-cycles>1</meta:editing-cycles>
    <meta:document-statistic meta:table-count="0" meta:image-count="0" meta:object-count="0" meta:page-count="1" meta:paragraph-count="7" meta:word-count="384" meta:character-count="2037" meta:non-whitespace-character-count="1656"/>
    <meta:generator>LibreOffice/5.4.5.1$Linux_X86_64 LibreOffice_project/40m0$Build-1</meta:generator>
  </office:meta>
</office:document-meta>
</file>